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347" officeooo:paragraph-rsid="0012cccf"/>
    </style:style>
    <style:style style:name="P2" style:family="paragraph" style:parent-style-name="Standard">
      <style:text-properties officeooo:paragraph-rsid="0012cccf"/>
    </style:style>
    <style:style style:name="P3" style:family="paragraph" style:parent-style-name="Standard">
      <style:text-properties fo:color="#5983b0" loext:opacity="100%"/>
    </style:style>
    <style:style style:name="P4" style:family="paragraph" style:parent-style-name="Standard">
      <style:text-properties officeooo:rsid="000e7e0e" officeooo:paragraph-rsid="0012cccf"/>
    </style:style>
    <style:style style:name="P5" style:family="paragraph" style:parent-style-name="Standard">
      <style:text-properties officeooo:rsid="001cc143" officeooo:paragraph-rsid="001cc143"/>
    </style:style>
    <style:style style:name="P6" style:family="paragraph" style:parent-style-name="Standard">
      <style:text-properties officeooo:rsid="001d2277" officeooo:paragraph-rsid="001d2277"/>
    </style:style>
    <style:style style:name="P7" style:family="paragraph" style:parent-style-name="Standard">
      <style:text-properties officeooo:paragraph-rsid="0012cccf"/>
    </style:style>
    <style:style style:name="P8" style:family="paragraph" style:parent-style-name="Standard">
      <style:text-properties officeooo:rsid="000e7e0e" officeooo:paragraph-rsid="0012cccf"/>
    </style:style>
    <style:style style:name="P9" style:family="paragraph" style:parent-style-name="Standard">
      <style:text-properties officeooo:rsid="000e7e0e" officeooo:paragraph-rsid="002317e8"/>
    </style:style>
    <style:style style:name="P10" style:family="paragraph" style:parent-style-name="Standard">
      <style:text-properties officeooo:paragraph-rsid="002317e8"/>
    </style:style>
    <style:style style:name="P11" style:family="paragraph" style:parent-style-name="Standard" style:master-page-name="">
      <loext:graphic-properties draw:fill="none" draw:fill-color="#2b2b2b"/>
      <style:paragraph-properties style:page-number="auto" fo:background-color="transparent" fo:padding="0in" fo:border="none" style:shadow="none">
        <style:tab-stops/>
      </style:paragraph-properties>
      <style:text-properties officeooo:paragraph-rsid="0012cccf"/>
    </style:style>
    <style:style style:name="P12" style:family="paragraph" style:parent-style-name="Standard">
      <loext:graphic-properties draw:fill="none"/>
      <style:paragraph-properties fo:background-color="transparent" style:shadow="none">
        <style:tab-stops/>
      </style:paragraph-properties>
      <style:text-properties officeooo:paragraph-rsid="0012cccf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officeooo:rsid="000eb529"/>
    </style:style>
    <style:style style:name="T9" style:family="text">
      <style:text-properties officeooo:rsid="000e7e0e"/>
    </style:style>
    <style:style style:name="T10" style:family="text">
      <style:text-properties fo:color="#5983b0" loext:opacity="100%"/>
    </style:style>
    <style:style style:name="T11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24" style:family="text">
      <style:text-properties fo:color="#629755" loext:opacity="100%" style:font-name="JetBrains Mono" fo:font-size="10pt" fo:font-style="italic" fo:font-weight="bold" style:font-size-asian="10pt" style:font-style-asian="italic" style:font-weight-asian="bold"/>
    </style:style>
    <style:style style:name="T25" style:family="text">
      <style:text-properties fo:color="#72737a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a5c261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officeooo:rsid="001ba954"/>
    </style:style>
    <style:style style:name="T28" style:family="text">
      <style:text-properties officeooo:rsid="001d2277"/>
    </style:style>
    <style:style style:name="T29" style:family="text">
      <style:text-properties officeooo:rsid="0021eea2"/>
    </style:style>
    <style:style style:name="T30" style:family="text">
      <style:text-properties officeooo:rsid="002317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віт</text:p>
      <text:p text:style-name="Standard">Лабораторна робота <text:span text:style-name="T30">5</text:span></text:p>
      <text:p text:style-name="Standard">ОБ’ЄКТНО-ОРІЄНТОВАНЕ ПРОГРАМУВАННЯ </text:p>
      <text:p text:style-name="Standard">Большаков Андрій MIT-31</text:p>
      <text:p text:style-name="Standard"><text:a xlink:type="simple" xlink:href="https://github.com/Utilka/OOP_labs_Univ" text:style-name="Internet_20_link" text:visited-style-name="Visited_20_Internet_20_Link"><text:span text:style-name="T10">https://github.com/Utilka/OOP_labs_Univ</text:span></text:a></text:p>
      <text:p text:style-name="P3"/>
      <text:p text:style-name="P4"/>
      <text:p text:style-name="P4"/>
      <text:p text:style-name="P4">МЕТАКЛАСИ ТА МЕТАПРОГРАМУВАННЯ</text:p>
      <text:p text:style-name="P4">Мета: розглянутги концепцію метапрограмування у Пайтон.</text:p>
      <text:p text:style-name="P4">Ознайомитися з поняттям метакласу у Пайтон, навчитися створювати та</text:p>
      <text:p text:style-name="P4">використовувати класи з наслідуванням метакласів.</text:p>
      <text:p text:style-name="P4"/>
      <text:p text:style-name="P6">main.py </text:p>
      <text:p text:style-name="P6"/>
      <text:p text:style-name="P11"><text:span text:style-name="T1">class </text:span><text:span text:style-name="T3">DellHello(</text:span><text:span text:style-name="T20">type</text:span><text:span text:style-name="T3">):</text:span><text:line-break/><text:line-break/><text:span text:style-name="T3"> <text:s text:c="3"/></text:span><text:span text:style-name="T1">def </text:span><text:span text:style-name="T18">__new__</text:span><text:span text:style-name="T3">(</text:span><text:span text:style-name="T16">cls</text:span><text:span text:style-name="T1">, </text:span><text:span text:style-name="T3">clsname</text:span><text:span text:style-name="T1">, </text:span><text:span text:style-name="T3">bases</text:span><text:span text:style-name="T1">, </text:span><text:span text:style-name="T3">dct):</text:span><text:line-break/><text:span text:style-name="T3"> <text:s text:c="7"/></text:span><text:span text:style-name="T1">if </text:span><text:span text:style-name="T6">"sayHello" </text:span><text:span text:style-name="T1">in </text:span><text:span text:style-name="T3">dct:</text:span><text:line-break/><text:span text:style-name="T3"> <text:s text:c="11"/></text:span><text:span text:style-name="T1">del </text:span><text:span text:style-name="T3">dct[</text:span><text:span text:style-name="T6">"sayHello"</text:span><text:span text:style-name="T3">]</text:span><text:line-break/><text:span text:style-name="T3"> <text:s text:c="7"/></text:span><text:span text:style-name="T1">return </text:span><text:span text:style-name="T20">super</text:span><text:span text:style-name="T3">(DellHello</text:span><text:span text:style-name="T1">, </text:span><text:span text:style-name="T16">cls</text:span><text:span text:style-name="T3">).</text:span><text:span text:style-name="T18">__new__</text:span><text:span text:style-name="T3">(</text:span><text:span text:style-name="T16">cls</text:span><text:span text:style-name="T1">, </text:span><text:span text:style-name="T3">clsname</text:span><text:span text:style-name="T1">, </text:span><text:span text:style-name="T3">bases</text:span><text:span text:style-name="T1">, </text:span><text:span text:style-name="T3">dct)</text:span><text:line-break/><text:line-break/><text:span text:style-name="T1">class </text:span><text:span text:style-name="T3">testClass(</text:span><text:span text:style-name="T11">metaclass</text:span><text:span text:style-name="T3">=DellHello):</text:span><text:line-break/><text:span text:style-name="T3"> <text:s text:c="3"/></text:span><text:span text:style-name="T1">def </text:span><text:span text:style-name="T14">sayHello</text:span><text:span text:style-name="T3">(</text:span><text:span text:style-name="T16">self</text:span><text:span text:style-name="T3">):</text:span><text:line-break/><text:span text:style-name="T3"> <text:s text:c="7"/></text:span><text:span text:style-name="T20">print</text:span><text:span text:style-name="T3">(</text:span><text:span text:style-name="T6">"Hello"</text:span><text:span text:style-name="T3">)</text:span><text:line-break/><text:line-break/><text:span text:style-name="T3"> <text:s text:c="3"/></text:span><text:span text:style-name="T1">def </text:span><text:span text:style-name="T14">sayHell</text:span><text:span text:style-name="T3">(</text:span><text:span text:style-name="T16">self</text:span><text:span text:style-name="T3">):</text:span><text:line-break/><text:span text:style-name="T3"> <text:s text:c="7"/></text:span><text:span text:style-name="T20">print</text:span><text:span text:style-name="T3">(</text:span><text:span text:style-name="T6">"Hell"</text:span><text:span text:style-name="T3">)</text:span><text:line-break/><text:line-break/><text:span text:style-name="T1">if </text:span><text:span text:style-name="T3">__name__ == </text:span><text:span text:style-name="T6">'__main__'</text:span><text:span text:style-name="T3">:</text:span><text:line-break/><text:span text:style-name="T3"> <text:s text:c="3"/>test = testClass()</text:span><text:line-break/><text:span text:style-name="T3"> <text:s text:c="3"/></text:span><text:span text:style-name="T20">print</text:span><text:span text:style-name="T3">(</text:span><text:span text:style-name="T20">dir</text:span><text:span text:style-name="T3">(test))</text:span><text:line-break/><text:span text:style-name="T3"> <text:s text:c="3"/>test.sayHell()</text:span><text:line-break/><text:span text:style-name="T3"> <text:s text:c="3"/>test.sayHello()</text:span><text:line-break/></text:p>
      <text:p text:style-name="P12">['__class__', '__delattr__', '__dict__', '__dir__', '__doc__', '__eq__', '__format__', '__ge__', '__getattribute__', '__gt__', '__hash__', '__init__', '__init_subclass__', '__le__', '__lt__', '__module__', '__ne__', '__new__', '__reduce__', '__reduce_ex__', '__repr__', '__setattr__', '__sizeof__', '__str__', '__subclasshook__', '__weakref__', 'sayHell']</text:p>
      <text:p text:style-name="P12"/>
      <text:p text:style-name="P12">Hell</text:p>
      <text:p text:style-name="P12"/>
      <text:p text:style-name="P12">Traceback (most recent call last):</text:p>
      <text:p text:style-name="P12"><text:s text:c="2"/>File "/home/utilka/Personal/productivity_stuff/univer/sem_6/OOP/OOP_labs_Univ/lab_5/main.py", line 19, in &lt;module&gt;</text:p>
      <text:p text:style-name="P12"><text:s text:c="4"/>test.sayHello()</text:p>
      <text:p text:style-name="P12">AttributeError: 'testClass' object has no attribute 'sayHello'</text:p>
      <text:p text:style-name="P12"/>
      <text:p text:style-name="P12">Process finished with exit code 1</text:p>
      <text:p text:style-name="P2"/>
      <text:p text:style-name="P2"/>
      <text:p text:style-name="P10"><text:span text:style-name="T8">Висновок</text:span><text:span text:style-name="T9">: </text:span><text:span text:style-name="T29">я</text:span><text:span text:style-name="T9"> розгляну</text:span><text:span text:style-name="T30">в</text:span><text:span text:style-name="T9"> концепцію метапрограмування у Пайтон.</text:span></text:p>
      <text:p text:style-name="P9">Ознайоми<text:span text:style-name="T30">вся</text:span> з поняттям метакласу у Пайтон, навчи<text:span text:style-name="T30">в</text:span>ся створювати та</text:p>
      <text:p text:style-name="P9">використовувати класи з наслідуванням метакласі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05:18:01.005080001</meta:creation-date>
    <dc:date>2021-05-10T16:36:20.898119524</dc:date>
    <meta:editing-duration>PT4H41M8S</meta:editing-duration>
    <meta:editing-cycles>17</meta:editing-cycles>
    <meta:generator>LibreOffice/7.1.2.2$Linux_X86_64 LibreOffice_project/10$Build-2</meta:generator>
    <meta:document-statistic meta:table-count="0" meta:image-count="0" meta:object-count="0" meta:page-count="1" meta:paragraph-count="21" meta:word-count="145" meta:character-count="1569" meta:non-whitespace-character-count="1360"/>
  </office:meta>
</office:document-meta>
</file>